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mic Sans MS1" svg:font-family="'Comic Sans MS'" style:font-family-generic="roman" style:font-pitch="variable"/>
    <style:font-face style:name="Comic Sans MS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771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2.021cm" svg:x="3.54cm" svg:y="1.889cm">
          <draw:text-box>
            <text:p text:style-name="P3">Argentina</text:p>
            <text:p text:style-name="P3">1962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mic Sans MS1" svg:font-family="'Comic Sans MS'" style:font-family-generic="roman" style:font-pitch="variable"/>
    <style:font-face style:name="Comic Sans MS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20T12:48:57.249000000</meta:creation-date>
    <meta:print-date>2021-02-14T13:43:31.186000000</meta:print-date>
    <dc:date>2021-02-14T13:43:56.698000000</dc:date>
    <meta:editing-duration>PT1H42M11S</meta:editing-duration>
    <meta:editing-cycles>25</meta:editing-cycles>
    <meta:generator>LibreOffice/6.4.4.2$Windows_X86_64 LibreOffice_project/3d775be2011f3886db32dfd395a6a6d1ca2630ff</meta:generator>
    <meta:document-statistic meta:object-count="3"/>
  </office:meta>
</office:document-meta>
</file>